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c6d4" officeooo:paragraph-rsid="001ac6d4"/>
    </style:style>
    <style:style style:name="P2" style:family="paragraph" style:parent-style-name="Standard">
      <style:text-properties officeooo:rsid="001c878b" officeooo:paragraph-rsid="001c878b"/>
    </style:style>
    <style:style style:name="P3" style:family="paragraph" style:parent-style-name="Standard">
      <style:text-properties officeooo:rsid="001ce1a9" officeooo:paragraph-rsid="001ce1a9"/>
    </style:style>
    <style:style style:name="P4" style:family="paragraph" style:parent-style-name="Standard">
      <style:text-properties officeooo:rsid="001e4b86" officeooo:paragraph-rsid="001e4b86"/>
    </style:style>
    <style:style style:name="P5" style:family="paragraph" style:parent-style-name="Standard">
      <style:text-properties fo:font-weight="bold" officeooo:rsid="001ce1a9" officeooo:paragraph-rsid="001ce1a9" style:font-weight-asian="bold" style:font-weight-complex="bold"/>
    </style:style>
    <style:style style:name="P6" style:family="paragraph" style:parent-style-name="Standard">
      <style:text-properties fo:font-weight="bold" officeooo:rsid="001c878b" officeooo:paragraph-rsid="001c878b" style:font-weight-asian="bold" style:font-weight-complex="bold"/>
    </style:style>
    <style:style style:name="P7" style:family="paragraph" style:parent-style-name="Standard">
      <style:text-properties fo:font-weight="bold" officeooo:rsid="001ac6d4" officeooo:paragraph-rsid="001ac6d4" style:font-weight-asian="bold" style:font-weight-complex="bold"/>
    </style:style>
    <style:style style:name="P8" style:family="paragraph" style:parent-style-name="Standard">
      <style:text-properties fo:font-weight="bold" officeooo:rsid="002052ec" officeooo:paragraph-rsid="002052ec" style:font-weight-asian="bold" style:font-weight-complex="bold"/>
    </style:style>
    <style:style style:name="P9" style:family="paragraph" style:parent-style-name="Standard">
      <style:text-properties fo:font-weight="normal" officeooo:rsid="002052ec" officeooo:paragraph-rsid="001e4b86" style:font-weight-asian="normal" style:font-weight-complex="normal"/>
    </style:style>
    <style:style style:name="P10" style:family="paragraph" style:parent-style-name="Standard">
      <style:text-properties fo:font-weight="normal" officeooo:rsid="002052ec" officeooo:paragraph-rsid="002052ec" style:font-weight-asian="normal" style:font-weight-complex="normal"/>
    </style:style>
    <style:style style:name="P11" style:family="paragraph" style:parent-style-name="Standard" style:list-style-name="L1">
      <style:text-properties officeooo:rsid="001ac6d4" officeooo:paragraph-rsid="001ac6d4"/>
    </style:style>
    <style:style style:name="P12" style:family="paragraph" style:parent-style-name="Standard" style:list-style-name="L2">
      <style:text-properties officeooo:rsid="001ac6d4" officeooo:paragraph-rsid="001ac6d4"/>
    </style:style>
    <style:style style:name="P13" style:family="paragraph" style:parent-style-name="Standard" style:list-style-name="L3">
      <style:text-properties officeooo:rsid="001ce1a9" officeooo:paragraph-rsid="001ce1a9"/>
    </style:style>
    <style:style style:name="P14" style:family="paragraph" style:parent-style-name="Standard" style:list-style-name="L4">
      <style:text-properties officeooo:rsid="001e4b86" officeooo:paragraph-rsid="001e4b86"/>
    </style:style>
    <style:style style:name="P15" style:family="paragraph" style:parent-style-name="Standard">
      <style:text-properties fo:font-weight="normal" officeooo:rsid="002052ec" officeooo:paragraph-rsid="002052ec" style:font-weight-asian="normal" style:font-weight-complex="normal"/>
    </style:style>
    <style:style style:name="P16" style:family="paragraph" style:parent-style-name="Standard">
      <style:text-properties fo:font-weight="normal" officeooo:rsid="00211a4a" officeooo:paragraph-rsid="00211a4a" style:font-weight-asian="normal" style:font-weight-complex="normal"/>
    </style:style>
    <style:style style:name="P17" style:family="paragraph" style:parent-style-name="Standard">
      <style:text-properties officeooo:rsid="00211a4a" officeooo:paragraph-rsid="00211a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4/10/2019</text:p>
      <text:p text:style-name="P1"/>
      <text:p text:style-name="P1">Creado el tablero fisico con la camara por encima</text:p>
      <text:p text:style-name="P1"/>
      <text:p text:style-name="P1">Creado un prefab génerico a partir del cual crear mas cartas (Cambiar la imagen para que utilice ya la foto en vez de colocorla dinámicamente), el cual está compuesto de:</text:p>
      <text:p text:style-name="P1"/>
      <text:list xml:id="list624734665" text:style-name="L1">
        <text:list-item>
          <text:p text:style-name="P11">Coste</text:p>
        </text:list-item>
        <text:list-item>
          <text:p text:style-name="P11">Ataque</text:p>
        </text:list-item>
        <text:list-item>
          <text:p text:style-name="P11">Salud</text:p>
        </text:list-item>
        <text:list-item>
          <text:p text:style-name="P11">Nombre</text:p>
        </text:list-item>
        <text:list-item>
          <text:p text:style-name="P11">Descripcion</text:p>
        </text:list-item>
      </text:list>
      <text:p text:style-name="P1"/>
      <text:p text:style-name="P1">El prefab utiliza de momento 2 scripts:</text:p>
      <text:p text:style-name="P1"/>
      <text:list xml:id="list3916268209" text:style-name="L2">
        <text:list-item>
          <text:p text:style-name="P12">Estadisticas: Guarda los datos de la carta para utilizarlos en la logica del juego</text:p>
        </text:list-item>
        <text:list-item>
          <text:p text:style-name="P12">Arrastrable: Hace la lógica para arrastrar las cartas y dejarlas caer.</text:p>
        </text:list-item>
      </text:list>
      <text:p text:style-name="P1"/>
      <text:p text:style-name="P1">Creados Paneles que actuaran como “Mano” o “Tablero” lógicos sobre los cuales se pondrán las cartas</text:p>
      <text:p text:style-name="P1"/>
      <text:p text:style-name="P6">29/10/2019</text:p>
      <text:p text:style-name="P2"/>
      <text:p text:style-name="P2">Los esbirros jugados pueden atacar</text:p>
      <text:p text:style-name="P2"/>
      <text:p text:style-name="P2">Creado un cementerio donde los esbirros van al morir</text:p>
      <text:p text:style-name="P2"/>
      <text:p text:style-name="P2">Limite máximo para jugar cartas en el tablero</text:p>
      <text:p text:style-name="P1"/>
      <text:p text:style-name="P5">30/10/2019</text:p>
      <text:p text:style-name="P3"/>
      <text:p text:style-name="P3">Creados mazos para el jugador y el enemigo. Ambos se llenan al comenzar la partida.</text:p>
      <text:p text:style-name="P3"/>
      <text:p text:style-name="P3">Establecido sistema de turnos tanto al pulsar el boton “Fin turno” como al acabarse el tiempo por cada turno. El jugador empieza primero</text:p>
      <text:p text:style-name="P3"/>
      <text:p text:style-name="P3">Establecido sistema para robar cartas al principio de cada turno. Si la carta robada no cabe en la mano, se destruye. Las cartas robadas por el enemigo están ocultas hasta que se juegan (No implementado aun que pueda jugar cartas el enemigo)</text:p>
      <text:p text:style-name="P3"/>
      <text:p text:style-name="P3">Implementadas propiedades de las cartas. Cuando se juega una carta esta no puede atacar hasta su siguiente turno. Las cartas solo pueden atacar una vez por turno.</text:p>
      <text:p text:style-name="P3"/>
      <text:list xml:id="list2925670492" text:style-name="L3">
        <text:list-item>
          <text:p text:style-name="P13">Escudo divino: Cuando una carta recibe daño, recibe 0 en su lugar y pierde el escudo</text:p>
        </text:list-item>
        <text:list-item>
          <text:p text:style-name="P13">Provocar: Si hay una carta con provocar, el enemigo tiene que atacarla antes que a cualquier otra</text:p>
        </text:list-item>
        <text:list-item>
          <text:p text:style-name="P13">Sigilo: No pueden ser objetivos de ataque</text:p>
        </text:list-item>
        <text:list-item>
          <text:p text:style-name="P13">Cargar: Pueden atacar nada más ser jugadas</text:p>
        </text:list-item>
        <text:list-item>
          <text:p text:style-name="P13">Veneno: Destruyen a cualquier esbirro al cual inflijan daño</text:p>
        </text:list-item>
      </text:list>
      <text:p text:style-name="P3"/>
      <text:p text:style-name="P4">Implementado sistema de avisos para notificar al usuario cuando hace algo mal</text:p>
      <text:p text:style-name="P3"/>
      <text:p text:style-name="P8"><text:soft-page-break/>31/10/2019</text:p>
      <text:p text:style-name="P9"/>
      <text:p text:style-name="P10">Implementados heroes con salud y mana. El mana maximo del heroe incrementa al principio de cada turno. Las cartas <text:s/>solo se pueden jugar si se tiene el mana suficiente.</text:p>
      <text:p text:style-name="P10"/>
      <text:p text:style-name="P10">Implementados efectos visuales para saber si un esbirro tiene escudo divino y sigilo.</text:p>
      <text:p text:style-name="P10"/>
      <text:p text:style-name="P10">Implementado sistema para que si no quedan cartas en el mazo, al principio de cada turno el heroe que robe la carta perderá vida de forma incremental.</text:p>
      <text:p text:style-name="P10"/>
      <text:p text:style-name="P16">El enemigo puede jugar cartas. Solo puede jugar cartas que no sobrepasen su mana disponible. Puede jugar varias cartas.</text:p>
      <text:p text:style-name="P16"/>
      <text:p text:style-name="P16">Las cartas del enemigo pueden atacar a las cartas del jugador. De momento respetan a los esbirros con provocar y pueden atacar al heroe del jugador, pero aun no respetan el sigilo.</text:p>
      <text:p text:style-name="P16"/>
      <text:p text:style-name="P17">Implementado un menu simple desde el cual se puede acceder a una partida. Cuando uno de los heroes muere vuelve a este men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8:55:07.144000000</meta:creation-date>
    <dc:date>2019-10-31T18:55:45.987000000</dc:date>
    <meta:editing-duration>PT28M</meta:editing-duration>
    <meta:editing-cycles>7</meta:editing-cycles>
    <meta:generator>LibreOffice/6.1.2.1$Windows_X86_64 LibreOffice_project/65905a128db06ba48db947242809d14d3f9a93fe</meta:generator>
    <meta:document-statistic meta:table-count="0" meta:image-count="0" meta:object-count="0" meta:page-count="2" meta:paragraph-count="34" meta:word-count="448" meta:character-count="2571" meta:non-whitespace-character-count="2168"/>
  </office:meta>
</office:document-meta>
</file>